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officeooo:rsid="00114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============================================</text:p>
      <text:p text:style-name="P1">// 1. MAIN PROCESS (<text:span text:style-name="T1">src-main/abstract.js</text:span>)</text:p>
      <text:p text:style-name="P1">// ============================================</text:p>
      <text:p text:style-name="P1">// ============================================</text:p>
      <text:p text:style-name="P1">// 2. PRELOAD SCRIPT (<text:span text:style-name="T1">src-preload/editor.js</text:span>)</text:p>
      <text:p text:style-name="P1">// ============================================</text:p>
      <text:p text:style-name="P1">// ============================================</text:p>
      <text:p text:style-name="P1">// 3. EXAMPLE USAGE IN RENDERER/EXTENSION</text:p>
      <text:p text:style-name="P1">// ==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 ============================================</text:p>
      <text:p text:style-name="P1">// 1. MAIN PROCESS (main.js or electron-main.js)</text:p>
      <text:p text:style-name="P1">// ============================================</text:p>
      <text:p text:style-name="P1">// Add this to your main Electron process file</text:p>
      <text:p text:style-name="P1"/>
      <text:p text:style-name="P1">const { ipcMain } = require('electron');</text:p>
      <text:p text:style-name="P1">const { SerialPort } = require('serialport');</text:p>
      <text:p text:style-name="P1"><text:soft-page-break/></text:p>
      <text:p text:style-name="P1">// Store active serial connections</text:p>
      <text:p text:style-name="P1">const serialConnections = new Map();</text:p>
      <text:p text:style-name="P1"/>
      <text:p text:style-name="P1">// List available serial ports</text:p>
      <text:p text:style-name="P1">this.ipc.handle('serial:list', async () =&gt; {</text:p>
      <text:p text:style-name="P1"><text:s text:c="2"/>try {</text:p>
      <text:p text:style-name="P1"><text:s text:c="4"/>const ports = await SerialPort.list();</text:p>
      <text:p text:style-name="P1"><text:s text:c="4"/>return {</text:p>
      <text:p text:style-name="P1"><text:s text:c="6"/>success: true,</text:p>
      <text:p text:style-name="P1"><text:s text:c="6"/>ports: ports.map(p =&gt; ({</text:p>
      <text:p text:style-name="P1"><text:s text:c="8"/>path: p.path,</text:p>
      <text:p text:style-name="P1"><text:s text:c="8"/>manufacturer: p.manufacturer || 'Unknown',</text:p>
      <text:p text:style-name="P1"><text:s text:c="8"/>vendorId: p.vendorId,</text:p>
      <text:p text:style-name="P1"><text:s text:c="8"/>productId: p.productId</text:p>
      <text:p text:style-name="P1"><text:s text:c="6"/>}))</text:p>
      <text:p text:style-name="P1"><text:s text:c="4"/>};</text:p>
      <text:p text:style-name="P1"><text:s text:c="2"/>} catch (error) {</text:p>
      <text:p text:style-name="P1"><text:s text:c="4"/>return { success: false, error: error.message };</text:p>
      <text:p text:style-name="P1"><text:s text:c="2"/>}</text:p>
      <text:p text:style-name="P1">});</text:p>
      <text:p text:style-name="P1"><text:soft-page-break/></text:p>
      <text:p text:style-name="P1">// Connect to a serial port</text:p>
      <text:p text:style-name="P1">this.ipc.handle('serial:connect', async (event, { path, baudRate = 9600 }) =&gt; {</text:p>
      <text:p text:style-name="P1"><text:s text:c="2"/>try {</text:p>
      <text:p text:style-name="P1"><text:s text:c="4"/>// Close existing connection if any</text:p>
      <text:p text:style-name="P1"><text:s text:c="4"/>if (serialConnections.has(path)) {</text:p>
      <text:p text:style-name="P1"><text:s text:c="6"/>const existingPort = serialConnections.get(path);</text:p>
      <text:p text:style-name="P1"><text:s text:c="6"/>existingPort.close();</text:p>
      <text:p text:style-name="P1"><text:s text:c="6"/>serialConnections.delete(path);</text:p>
      <text:p text:style-name="P1"><text:s text:c="4"/>}</text:p>
      <text:p text:style-name="P1"/>
      <text:p text:style-name="P1"><text:s text:c="4"/>const port = new SerialPort({ path, baudRate });</text:p>
      <text:p text:style-name="P1"/>
      <text:p text:style-name="P1"><text:s text:c="4"/>return new Promise((resolve, reject) =&gt; {</text:p>
      <text:p text:style-name="P1"><text:s text:c="6"/>port.on('open', () =&gt; {</text:p>
      <text:p text:style-name="P1"><text:s text:c="8"/>console.log(`Serial port ${path} opened`);</text:p>
      <text:p text:style-name="P1"><text:s text:c="8"/></text:p>
      <text:p text:style-name="P1"><text:s text:c="8"/>// Handle incoming data</text:p>
      <text:p text:style-name="P1"><text:s text:c="8"/>port.on('data', (data) =&gt; {</text:p>
      <text:p text:style-name="P1"><text:s text:c="10"/>event.sender.send('serial:data', {</text:p>
      <text:p text:style-name="P1"><text:s text:c="12"/>path,</text:p>
      <text:p text:style-name="P1"><text:soft-page-break/><text:s text:c="12"/>data: data.toString()</text:p>
      <text:p text:style-name="P1"><text:s text:c="10"/>});</text:p>
      <text:p text:style-name="P1"><text:s text:c="8"/>});</text:p>
      <text:p text:style-name="P1"/>
      <text:p text:style-name="P1"><text:s text:c="8"/>port.on('error', (err) =&gt; {</text:p>
      <text:p text:style-name="P1"><text:s text:c="10"/>console.error(`Serial error on ${path}:`, err);</text:p>
      <text:p text:style-name="P1"><text:s text:c="10"/>event.sender.send('serial:error', {</text:p>
      <text:p text:style-name="P1"><text:s text:c="12"/>path,</text:p>
      <text:p text:style-name="P1"><text:s text:c="12"/>error: err.message</text:p>
      <text:p text:style-name="P1"><text:s text:c="10"/>});</text:p>
      <text:p text:style-name="P1"><text:s text:c="8"/>});</text:p>
      <text:p text:style-name="P1"/>
      <text:p text:style-name="P1"><text:s text:c="8"/>port.on('close', () =&gt; {</text:p>
      <text:p text:style-name="P1"><text:s text:c="10"/>console.log(`Serial port ${path} closed`);</text:p>
      <text:p text:style-name="P1"><text:s text:c="10"/>serialConnections.delete(path);</text:p>
      <text:p text:style-name="P1"><text:s text:c="10"/>event.sender.send('serial:disconnected', { path });</text:p>
      <text:p text:style-name="P1"><text:s text:c="8"/>});</text:p>
      <text:p text:style-name="P1"/>
      <text:p text:style-name="P1"><text:s text:c="8"/>serialConnections.set(path, port);</text:p>
      <text:p text:style-name="P1"><text:s text:c="8"/>resolve({ success: true, path });</text:p>
      <text:p text:style-name="P1"><text:s text:c="6"/>});</text:p>
      <text:p text:style-name="P1"><text:soft-page-break/></text:p>
      <text:p text:style-name="P1"><text:s text:c="6"/>port.on('error', (err) =&gt; {</text:p>
      <text:p text:style-name="P1"><text:s text:c="8"/>reject({ success: false, error: err.message });</text:p>
      <text:p text:style-name="P1"><text:s text:c="6"/>});</text:p>
      <text:p text:style-name="P1"><text:s text:c="4"/>});</text:p>
      <text:p text:style-name="P1"><text:s text:c="2"/>} catch (error) {</text:p>
      <text:p text:style-name="P1"><text:s text:c="4"/>return { success: false, error: error.message };</text:p>
      <text:p text:style-name="P1"><text:s text:c="2"/>}</text:p>
      <text:p text:style-name="P1">});</text:p>
      <text:p text:style-name="P1"/>
      <text:p text:style-name="P1">// Send data to serial port</text:p>
      <text:p text:style-name="P1">this.ipc.handle('serial:write', async (event, { path, data }) =&gt; {</text:p>
      <text:p text:style-name="P1"><text:s text:c="2"/>try {</text:p>
      <text:p text:style-name="P1"><text:s text:c="4"/>const port = serialConnections.get(path);</text:p>
      <text:p text:style-name="P1"><text:s text:c="4"/>if (!port || !port.isOpen) {</text:p>
      <text:p text:style-name="P1"><text:s text:c="6"/>return { success: false, error: 'Port not connected' };</text:p>
      <text:p text:style-name="P1"><text:s text:c="4"/>}</text:p>
      <text:p text:style-name="P1"/>
      <text:p text:style-name="P1"><text:s text:c="4"/>return new Promise((resolve, reject) =&gt; {</text:p>
      <text:p text:style-name="P1"><text:s text:c="6"/>port.write(data + '\n', (err) =&gt; {</text:p>
      <text:p text:style-name="P1"><text:s text:c="8"/>if (err) {</text:p>
      <text:p text:style-name="P1"><text:soft-page-break/><text:s text:c="10"/>reject({ success: false, error: err.message });</text:p>
      <text:p text:style-name="P1"><text:s text:c="8"/>} else {</text:p>
      <text:p text:style-name="P1"><text:s text:c="10"/>resolve({ success: true });</text:p>
      <text:p text:style-name="P1"><text:s text:c="8"/>}</text:p>
      <text:p text:style-name="P1"><text:s text:c="6"/>});</text:p>
      <text:p text:style-name="P1"><text:s text:c="4"/>});</text:p>
      <text:p text:style-name="P1"><text:s text:c="2"/>} catch (error) {</text:p>
      <text:p text:style-name="P1"><text:s text:c="4"/>return { success: false, error: error.message };</text:p>
      <text:p text:style-name="P1"><text:s text:c="2"/>}</text:p>
      <text:p text:style-name="P1">});</text:p>
      <text:p text:style-name="P1"/>
      <text:p text:style-name="P1">// Disconnect from serial port</text:p>
      <text:p text:style-name="P1">this.ipc.handle('serial:disconnect', async (event, { path }) =&gt; {</text:p>
      <text:p text:style-name="P1"><text:s text:c="2"/>try {</text:p>
      <text:p text:style-name="P1"><text:s text:c="4"/>const port = serialConnections.get(path);</text:p>
      <text:p text:style-name="P1"><text:s text:c="4"/>if (port) {</text:p>
      <text:p text:style-name="P1"><text:s text:c="6"/>port.close();</text:p>
      <text:p text:style-name="P1"><text:s text:c="6"/>serialConnections.delete(path);</text:p>
      <text:p text:style-name="P1"><text:s text:c="4"/>}</text:p>
      <text:p text:style-name="P1"><text:s text:c="4"/>return { success: true };</text:p>
      <text:p text:style-name="P1"><text:s text:c="2"/>} catch (error) {</text:p>
      <text:p text:style-name="P1"><text:soft-page-break/><text:s text:c="4"/>return { success: false, error: error.message };</text:p>
      <text:p text:style-name="P1"><text:s text:c="2"/>}</text:p>
      <text:p text:style-name="P1">});</text:p>
      <text:p text:style-name="P1"/>
      <text:p text:style-name="P1">// Find port by vendor/product ID</text:p>
      <text:p text:style-name="P1">this.ipc.handle('serial:findByIds', async (event, { vendorId, productId }) =&gt; {</text:p>
      <text:p text:style-name="P1"><text:s text:c="2"/>try {</text:p>
      <text:p text:style-name="P1"><text:s text:c="4"/>const ports = await SerialPort.list();</text:p>
      <text:p text:style-name="P1"><text:s text:c="4"/>const matchingPorts = ports.filter(p =&gt; {</text:p>
      <text:p text:style-name="P1"><text:s text:c="6"/>const vendorMatch = vendorId ? p.vendorId?.toLowerCase() === vendorId.toLowerCase() : true;</text:p>
      <text:p text:style-name="P1"><text:s text:c="6"/>const productMatch = productId ? p.productId?.toLowerCase() === productId.toLowerCase() : true;</text:p>
      <text:p text:style-name="P1"><text:s text:c="6"/>return vendorMatch &amp;&amp; productMatch;</text:p>
      <text:p text:style-name="P1"><text:s text:c="4"/>});</text:p>
      <text:p text:style-name="P1"><text:s text:c="4"/></text:p>
      <text:p text:style-name="P1"><text:s text:c="4"/>return {</text:p>
      <text:p text:style-name="P1"><text:s text:c="6"/>success: true,</text:p>
      <text:p text:style-name="P1"><text:s text:c="6"/>ports: matchingPorts.map(p =&gt; ({</text:p>
      <text:p text:style-name="P1"><text:s text:c="8"/>path: p.path,</text:p>
      <text:p text:style-name="P1"><text:s text:c="8"/>manufacturer: p.manufacturer || 'Unknown',</text:p>
      <text:p text:style-name="P1"><text:s text:c="8"/>vendorId: p.vendorId,</text:p>
      <text:p text:style-name="P1"><text:s text:c="8"/>productId: p.productId</text:p>
      <text:p text:style-name="P1"><text:soft-page-break/><text:s text:c="6"/>}))</text:p>
      <text:p text:style-name="P1"><text:s text:c="4"/>};</text:p>
      <text:p text:style-name="P1"><text:s text:c="2"/>} catch (error) {</text:p>
      <text:p text:style-name="P1"><text:s text:c="4"/>return { success: false, error: error.message };</text:p>
      <text:p text:style-name="P1"><text:s text:c="2"/>}</text:p>
      <text:p text:style-name="P1">});</text:p>
      <text:p text:style-name="P1"/>
      <text:p text:style-name="P1">// Connect by vendor/product ID (connects to first match)</text:p>
      <text:p text:style-name="P1">this.ipc.handle('serial:connectByIds', async (event, { vendorId, productId, baudRate = 9600 }) =&gt; {</text:p>
      <text:p text:style-name="P1"><text:s text:c="2"/>try {</text:p>
      <text:p text:style-name="P1"><text:s text:c="4"/>const ports = await SerialPort.list();</text:p>
      <text:p text:style-name="P1"><text:s text:c="4"/>const matchingPort = ports.find(p =&gt; {</text:p>
      <text:p text:style-name="P1"><text:s text:c="6"/>const vendorMatch = vendorId ? p.vendorId?.toLowerCase() === vendorId.toLowerCase() : true;</text:p>
      <text:p text:style-name="P1"><text:s text:c="6"/>const productMatch = productId ? p.productId?.toLowerCase() === productId.toLowerCase() : true;</text:p>
      <text:p text:style-name="P1"><text:s text:c="6"/>return vendorMatch &amp;&amp; productMatch;</text:p>
      <text:p text:style-name="P1"><text:s text:c="4"/>});</text:p>
      <text:p text:style-name="P1"/>
      <text:p text:style-name="P1"><text:s text:c="4"/>if (!matchingPort) {</text:p>
      <text:p text:style-name="P1"><text:s text:c="6"/>return { success: false, error: 'No matching device found' };</text:p>
      <text:p text:style-name="P1"><text:s text:c="4"/>}</text:p>
      <text:p text:style-name="P1"/>
      <text:p text:style-name="P1"><text:s text:c="4"/>// Close existing connection if any</text:p>
      <text:p text:style-name="P1"><text:s text:c="4"/>if (serialConnections.has(matchingPort.path)) {</text:p>
      <text:p text:style-name="P1"><text:s text:c="6"/>const existingPort = serialConnections.get(matchingPort.path);</text:p>
      <text:p text:style-name="P1"><text:s text:c="6"/>existingPort.close();</text:p>
      <text:p text:style-name="P1"><text:s text:c="6"/>serialConnections.delete(matchingPort.path);</text:p>
      <text:p text:style-name="P1"><text:s text:c="4"/>}</text:p>
      <text:p text:style-name="P1"/>
      <text:p text:style-name="P1"><text:s text:c="4"/>const port = new SerialPort({ path: matchingPort.path, baudRate });</text:p>
      <text:p text:style-name="P1"/>
      <text:p text:style-name="P1"><text:s text:c="4"/>return new Promise((resolve, reject) =&gt; {</text:p>
      <text:p text:style-name="P1"><text:s text:c="6"/>port.on('open', () =&gt; {</text:p>
      <text:p text:style-name="P1"><text:s text:c="8"/>console.log(`Serial port ${matchingPort.path} opened`);</text:p>
      <text:p text:style-name="P1"><text:s text:c="8"/></text:p>
      <text:p text:style-name="P1"><text:soft-page-break/><text:s text:c="8"/>// Handle incoming data</text:p>
      <text:p text:style-name="P1"><text:s text:c="8"/>port.on('data', (data) =&gt; {</text:p>
      <text:p text:style-name="P1"><text:s text:c="10"/>event.sender.send('serial:data', {</text:p>
      <text:p text:style-name="P1"><text:s text:c="12"/>path: matchingPort.path,</text:p>
      <text:p text:style-name="P1"><text:s text:c="12"/>data: data.toString()</text:p>
      <text:p text:style-name="P1"><text:s text:c="10"/>});</text:p>
      <text:p text:style-name="P1"><text:s text:c="8"/>});</text:p>
      <text:p text:style-name="P1"/>
      <text:p text:style-name="P1"><text:s text:c="8"/>port.on('error', (err) =&gt; {</text:p>
      <text:p text:style-name="P1"><text:s text:c="10"/>console.error(`Serial error on ${matchingPort.path}:`, err);</text:p>
      <text:p text:style-name="P1"><text:s text:c="10"/>event.sender.send('serial:error', {</text:p>
      <text:p text:style-name="P1"><text:s text:c="12"/>path: matchingPort.path,</text:p>
      <text:p text:style-name="P1"><text:s text:c="12"/>error: err.message</text:p>
      <text:p text:style-name="P1"><text:s text:c="10"/>});</text:p>
      <text:p text:style-name="P1"><text:s text:c="8"/>});</text:p>
      <text:p text:style-name="P1"/>
      <text:p text:style-name="P1"><text:s text:c="8"/>port.on('close', () =&gt; {</text:p>
      <text:p text:style-name="P1"><text:s text:c="10"/>console.log(`Serial port ${matchingPort.path} closed`);</text:p>
      <text:p text:style-name="P1"><text:s text:c="10"/>serialConnections.delete(matchingPort.path);</text:p>
      <text:p text:style-name="P1"><text:s text:c="10"/>event.sender.send('serial:disconnected', { path: matchingPort.path });</text:p>
      <text:p text:style-name="P1"><text:s text:c="8"/>});</text:p>
      <text:p text:style-name="P1"/>
      <text:p text:style-name="P1"><text:s text:c="8"/>serialConnections.set(matchingPort.path, port);</text:p>
      <text:p text:style-name="P1"><text:s text:c="8"/>resolve({ success: true, path: matchingPort.path });</text:p>
      <text:p text:style-name="P1"><text:s text:c="6"/>});</text:p>
      <text:p text:style-name="P1"/>
      <text:p text:style-name="P1"><text:s text:c="6"/>port.on('error', (err) =&gt; {</text:p>
      <text:p text:style-name="P1"><text:s text:c="8"/>reject({ success: false, error: err.message });</text:p>
      <text:p text:style-name="P1"><text:s text:c="6"/>});</text:p>
      <text:p text:style-name="P1"><text:s text:c="4"/>});</text:p>
      <text:p text:style-name="P1"><text:s text:c="2"/>} catch (error) {</text:p>
      <text:p text:style-name="P1"><text:s text:c="4"/>return { success: false, error: error.message };</text:p>
      <text:p text:style-name="P1"><text:s text:c="2"/>}</text:p>
      <text:p text:style-name="P1">});</text:p>
      <text:p text:style-name="P1"><text:soft-page-break/></text:p>
      <text:p text:style-name="P1"><text:soft-page-break/>// ============================================</text:p>
      <text:p text:style-name="P1">// 2. PRELOAD SCRIPT (preload.js)</text:p>
      <text:p text:style-name="P1">// ============================================</text:p>
      <text:p text:style-name="P1">// Add this to your preload script to expose serial API to renderer</text:p>
      <text:p text:style-name="P1"/>
      <text:p text:style-name="P1">const { contextBridge, ipcRenderer } = require('electron');</text:p>
      <text:p text:style-name="P1"/>
      <text:p text:style-name="P1">contextBridge.exposeInMainWorld('serialAPI', {</text:p>
      <text:p text:style-name="P1"><text:s text:c="2"/>// List available ports</text:p>
      <text:p text:style-name="P1"><text:s text:c="2"/>listPorts: () =&gt; ipcRenderer.invoke('serial:list'),</text:p>
      <text:p text:style-name="P1"><text:s text:c="2"/></text:p>
      <text:p text:style-name="P1"><text:s text:c="2"/>// Find ports by vendor/product ID</text:p>
      <text:p text:style-name="P1"><text:s text:c="2"/>findByIds: (vendorId, productId) =&gt; </text:p>
      <text:p text:style-name="P1"><text:s text:c="4"/>ipcRenderer.invoke('serial:findByIds', { vendorId, productId }),</text:p>
      <text:p text:style-name="P1"><text:s text:c="2"/></text:p>
      <text:p text:style-name="P1"><text:soft-page-break/><text:s text:c="2"/>// Connect to a port by path</text:p>
      <text:p text:style-name="P1"><text:s text:c="2"/>connect: (path, baudRate = 9600) =&gt; </text:p>
      <text:p text:style-name="P1"><text:s text:c="4"/>ipcRenderer.invoke('serial:connect', { path, baudRate }),</text:p>
      <text:p text:style-name="P1"><text:s text:c="2"/></text:p>
      <text:p text:style-name="P1"><text:s text:c="2"/>// Connect by vendor/product ID (first match)</text:p>
      <text:p text:style-name="P1"><text:s text:c="2"/>connectByIds: (vendorId, productId, baudRate = 9600) =&gt;</text:p>
      <text:p text:style-name="P1"><text:s text:c="4"/>ipcRenderer.invoke('serial:connectByIds', { vendorId, productId, baudRate }),</text:p>
      <text:p text:style-name="P1"><text:s text:c="2"/></text:p>
      <text:p text:style-name="P1"><text:s text:c="2"/>// Send data to port</text:p>
      <text:p text:style-name="P1"><text:s text:c="2"/>write: (path, data) =&gt; </text:p>
      <text:p text:style-name="P1"><text:s text:c="4"/>ipcRenderer.invoke('serial:write', { path, data }),</text:p>
      <text:p text:style-name="P1"><text:s text:c="2"/></text:p>
      <text:p text:style-name="P1"><text:s text:c="2"/>// Disconnect from port</text:p>
      <text:p text:style-name="P1"><text:s text:c="2"/>disconnect: (path) =&gt; </text:p>
      <text:p text:style-name="P1"><text:s text:c="4"/>ipcRenderer.invoke('serial:disconnect', { path }),</text:p>
      <text:p text:style-name="P1"><text:s text:c="2"/></text:p>
      <text:p text:style-name="P1"><text:s text:c="2"/>// Listen for incoming data</text:p>
      <text:p text:style-name="P1"><text:s text:c="2"/>onData: (callback) =&gt; {</text:p>
      <text:p text:style-name="P1"><text:s text:c="4"/>const listener = (event, data) =&gt; callback(data);</text:p>
      <text:p text:style-name="P1"><text:s text:c="4"/>ipcRenderer.on('serial:data', listener);</text:p>
      <text:p text:style-name="P1"><text:s text:c="4"/>return () =&gt; ipcRenderer.removeListener('serial:data', listener);</text:p>
      <text:p text:style-name="P1"><text:soft-page-break/><text:s text:c="2"/>},</text:p>
      <text:p text:style-name="P1"><text:s text:c="2"/></text:p>
      <text:p text:style-name="P1"><text:s text:c="2"/>// Listen for errors</text:p>
      <text:p text:style-name="P1"><text:s text:c="2"/>onError: (callback) =&gt; {</text:p>
      <text:p text:style-name="P1"><text:s text:c="4"/>const listener = (event, data) =&gt; callback(data);</text:p>
      <text:p text:style-name="P1"><text:s text:c="4"/>ipcRenderer.on('serial:error', listener);</text:p>
      <text:p text:style-name="P1"><text:s text:c="4"/>return () =&gt; ipcRenderer.removeListener('serial:error', listener);</text:p>
      <text:p text:style-name="P1"><text:s text:c="2"/>},</text:p>
      <text:p text:style-name="P1"><text:s text:c="2"/></text:p>
      <text:p text:style-name="P1"><text:s text:c="2"/>// Listen for disconnection</text:p>
      <text:p text:style-name="P1"><text:s text:c="2"/>onDisconnected: (callback) =&gt; {</text:p>
      <text:p text:style-name="P1"><text:s text:c="4"/>const listener = (event, data) =&gt; callback(data);</text:p>
      <text:p text:style-name="P1"><text:s text:c="4"/>ipcRenderer.on('serial:disconnected', listener);</text:p>
      <text:p text:style-name="P1"><text:s text:c="4"/>return () =&gt; ipcRenderer.removeListener('serial:disconnected', listener);</text:p>
      <text:p text:style-name="P1"><text:s text:c="2"/>}</text:p>
      <text:p text:style-name="P1">});</text:p>
      <text:p text:style-name="P1"/>
      <text:p text:style-name="P1">// ============================================</text:p>
      <text:p text:style-name="P1">// 3. EXAMPLE USAGE IN RENDERER/EXTENSION</text:p>
      <text:p text:style-name="P1">// ============================================</text:p>
      <text:p text:style-name="P1">// Use this in your Scratch extensions or renderer process</text:p>
      <text:p text:style-name="P1"><text:soft-page-break/></text:p>
      <text:p text:style-name="P1">/*</text:p>
      <text:p text:style-name="P1">// List available ports with their IDs</text:p>
      <text:p text:style-name="P1">const result = await window.serialAPI.listPorts();</text:p>
      <text:p text:style-name="P1">if (result.success) {</text:p>
      <text:p text:style-name="P1"><text:s text:c="2"/>console.log('Available ports:', result.ports);</text:p>
      <text:p text:style-name="P1"><text:s text:c="2"/>// Example output: </text:p>
      <text:p text:style-name="P1"><text:s text:c="2"/>// { path: '/dev/ttyUSB0', vendorId: '1a86', productId: '7523', manufacturer: 'QinHeng Electronics' }</text:p>
      <text:p text:style-name="P1">}</text:p>
      <text:p text:style-name="P1"/>
      <text:p text:style-name="P1">// Find Arduino (common vendorId: 2341) or CH340 chip (vendorId: 1a86)</text:p>
      <text:p text:style-name="P1">const arduinoPorts = await window.serialAPI.findByIds('2341'); // Arduino Uno/Nano</text:p>
      <text:p text:style-name="P1">const ch340Ports = await window.serialAPI.findByIds('1a86'); <text:s text:c="2"/>// CH340 chip</text:p>
      <text:p text:style-name="P1">const microbitPorts = await window.serialAPI.findByIds('0d28'); // Micro:bit</text:p>
      <text:p text:style-name="P1"/>
      <text:p text:style-name="P1">// Connect by vendor/product ID (automatically finds and connects)</text:p>
      <text:p text:style-name="P1">await window.serialAPI.connectByIds('2341', null, 9600); // Any Arduino</text:p>
      <text:p text:style-name="P1"/>
      <text:p text:style-name="P1">// Or connect to specific path</text:p>
      <text:p text:style-name="P1">await window.serialAPI.connect('/dev/ttyUSB0', 9600);</text:p>
      <text:p text:style-name="P1"/>
      <text:p text:style-name="P1"><text:soft-page-break/>// Listen for incoming data</text:p>
      <text:p text:style-name="P1">window.serialAPI.onData((data) =&gt; {</text:p>
      <text:p text:style-name="P1"><text:s text:c="2"/>console.log('Received from device:', data.data);</text:p>
      <text:p text:style-name="P1">});</text:p>
      <text:p text:style-name="P1"/>
      <text:p text:style-name="P1">// Send data to device</text:p>
      <text:p text:style-name="P1">await window.serialAPI.write('/dev/ttyUSB0', 'Hello Arduino!');</text:p>
      <text:p text:style-name="P1"/>
      <text:p text:style-name="P1">// Disconnect</text:p>
      <text:p text:style-name="P1">await window.serialAPI.disconnect('/dev/ttyUSB0');</text:p>
      <text:p text:style-name="P1">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1:42:21.695400360</meta:creation-date>
    <dc:date>2025-11-09T20:39:39.029663348</dc:date>
    <meta:editing-duration>PT2H13M2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6" meta:paragraph-count="266" meta:word-count="987" meta:character-count="9202" meta:non-whitespace-character-count="7393"/>
  </office:meta>
</office:document-meta>
</file>